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15.999cm" svg:height="8.999cm" svg:x="14.342cm" svg:y="1.268cm">
            <draw:object draw:notify-on-update-of-ranges="Hoja1.C1:Hoja1.C1 Hoja1.C2:Hoja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cessId</text:p>
          </table:table-cell>
          <table:table-cell office:value-type="string" calcext:value-type="string">
            <text:p><text:s/>problem size</text:p>
          </table:table-cell>
          <table:table-cell office:value-type="string" calcext:value-type="string">
            <text:p><text:s/>elapsed</text:p>
          </table:table-cell>
          <table:table-cell office:value-type="string" calcext:value-type="string">
            <text:p><text:s/>process</text:p>
          </table:table-cell>
          <table:table-cell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 table:formula="of:=STDEV([.C2:.C1001])" office:value-type="float" office:value="4.44607732766802" calcext:value-type="float">
            <text:p>4,4460773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NG DEVIA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ING DEVIATION</text:p>
          </table:table-cell>
          <table:table-cell/>
        </table:table-row>
      </table:table>
      <table:named-expressions/>
      <table:database-ranges>
        <table:database-range table:name="__Anonymous_Sheet_DB__0" table:target-range-address="Hoja1.A2:Hoja1.D10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2:36:44.776959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2T12:37:47.634743000</dc:date>
    <meta:generator>LibreOffice/4.1.4.2$MacOSX_x86 LibreOffice_project/0a0440ccc0227ad9829de5f46be37cfb6edcf72</meta:generator>
    <meta:editing-duration>P0D</meta:editing-duration>
    <meta:editing-cycles>2</meta:editing-cycles>
    <meta:document-statistic meta:table-count="1" meta:cell-count="4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05cm" chart:symbol-height="0.0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27cm" svg:y="0.316cm" chart:style-name="ch2">
          <text:p>Deviation in ping latency</text:p>
        </chart:title>
        <chart:subtitle svg:x="5.78cm" svg:y="1.301cm" chart:style-name="ch3">
          <text:p>after 1000 pings of 32Mb</text:p>
        </chart:subtitle>
        <chart:plot-area chart:style-name="ch4" table:cell-range-address="Hoja1.C1:Hoja1.C1001" chart:data-source-has-labels="row" svg:x="1.313cm" svg:y="2.322cm" svg:width="14.047cm" svg:height="6.078cm">
          <chartooo:coordinate-region svg:x="2.142cm" svg:y="2.524cm" svg:width="12.389cm" svg:height="5.675cm"/>
          <chart:axis chart:dimension="x" chart:name="primary-x" chart:style-name="ch5"/>
          <chart:axis chart:dimension="y" chart:name="primary-y" chart:style-name="ch6">
            <chart:title svg:x="0.451cm" svg:y="6.399cm" chart:style-name="ch7">
              <text:p>microsecond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Hoja1.C2:Hoja1.C1001" chart:label-cell-address="Hoja1.C1:Hoja1.C1" chart:class="chart:scatte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elapse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Hoja1.C2:Hoja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MacOSX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